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ade" officeooo:paragraph-rsid="00009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</text:p>
      <text:p text:style-name="P1">E-mail</text:p>
      <text:p text:style-name="P1">Gender</text:p>
      <text:p text:style-name="P1">DOB</text:p>
      <text:p text:style-name="P1">Phone Number</text:p>
      <text:p text:style-name="P1">Password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1:03:27.715768769</meta:creation-date>
    <dc:date>2019-07-25T21:10:10.831090468</dc:date>
    <meta:editing-duration>PT6M46S</meta:editing-duration>
    <meta:editing-cycles>1</meta:editing-cycles>
    <meta:document-statistic meta:table-count="0" meta:image-count="0" meta:object-count="0" meta:page-count="1" meta:paragraph-count="6" meta:word-count="7" meta:character-count="40" meta:non-whitespace-character-count="38"/>
    <meta:generator>LibreOffice/6.2.5.2$Linux_X86_64 LibreOffice_project/20$Build-2</meta:generator>
  </office:meta>
</office:document-meta>
</file>